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55:13.648024901</dc:date>
    <meta:editing-duration>PT2M30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188371558587946">
                <text:p>-0.188371558587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6">
                <text:p>0.927050983124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27050983124844">
                <text:p>-0.927050983124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2705098312484">
                <text:p>-0.9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07480384937">
                <text:p>-1.607480384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562143943757179">
                <text:p>-0.562143943757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6289200401316">
                <text:p>2.6289200401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91227196924608">
                <text:p>1.91227196924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188371558587931">
                <text:p>-0.188371558587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188371558587937">
                <text:p>-0.1883715585879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56214394375718">
                <text:p>0.562143943757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562143943757162">
                <text:p>-0.5621439437571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1227196924608">
                <text:p>-1.912271969246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27050983124856">
                <text:p>-0.927050983124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